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position="0% 100%" officeooo:rsid="000712ce" officeooo:paragraph-rsid="000712ce"/>
    </style:style>
    <style:style style:name="P3" style:family="paragraph" style:parent-style-name="Standard">
      <style:text-properties officeooo:rsid="00099a1c" officeooo:paragraph-rsid="00099a1c"/>
    </style:style>
    <style:style style:name="P4" style:family="paragraph" style:parent-style-name="Standard">
      <style:text-properties officeooo:paragraph-rsid="001e99f2"/>
    </style:style>
    <style:style style:name="P5" style:family="paragraph" style:parent-style-name="Text_20_body">
      <style:text-properties officeooo:rsid="0020dcd8" officeooo:paragraph-rsid="002e0e10"/>
    </style:style>
    <style:style style:name="P6" style:family="paragraph" style:parent-style-name="Text_20_body">
      <style:text-properties officeooo:rsid="0022d3d2" officeooo:paragraph-rsid="0022d3d2"/>
    </style:style>
    <style:style style:name="P7" style:family="paragraph" style:parent-style-name="Text_20_body">
      <style:text-properties officeooo:rsid="0022d3d2" officeooo:paragraph-rsid="002ea03b"/>
    </style:style>
    <style:style style:name="P8" style:family="paragraph" style:parent-style-name="Text_20_body">
      <style:text-properties officeooo:rsid="002ea03b" officeooo:paragraph-rsid="002ea03b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text-properties style:text-underline-style="solid" style:text-underline-width="auto" style:text-underline-color="font-color"/>
    </style:style>
    <style:style style:name="P11" style:family="paragraph" style:parent-style-name="Heading_20_2">
      <style:text-properties officeooo:rsid="00805077" officeooo:paragraph-rsid="00805077"/>
    </style:style>
    <style:style style:name="P12" style:family="paragraph" style:parent-style-name="Heading_20_3">
      <style:text-properties officeooo:paragraph-rsid="0020dcd8"/>
    </style:style>
    <style:style style:name="P13" style:family="paragraph" style:parent-style-name="Heading_20_3">
      <style:text-properties officeooo:paragraph-rsid="006f69a5"/>
    </style:style>
    <style:style style:name="P14" style:family="paragraph" style:parent-style-name="Heading_20_5">
      <style:text-properties officeooo:paragraph-rsid="003769b6"/>
    </style:style>
    <style:style style:name="P15" style:family="paragraph" style:parent-style-name="Heading_20_5">
      <style:text-properties officeooo:rsid="00404fe0" officeooo:paragraph-rsid="00404fe0"/>
    </style:style>
    <style:style style:name="P16" style:family="paragraph" style:parent-style-name="Heading_20_5">
      <style:text-properties officeooo:paragraph-rsid="006bab44"/>
    </style:style>
    <style:style style:name="P17" style:family="paragraph" style:parent-style-name="Heading_20_5">
      <style:text-properties officeooo:paragraph-rsid="0081b473"/>
    </style:style>
    <style:style style:name="P18" style:family="paragraph" style:parent-style-name="Standard" style:list-style-name="L1">
      <style:text-properties officeooo:paragraph-rsid="001e99f2"/>
    </style:style>
    <style:style style:name="P19" style:family="paragraph" style:parent-style-name="Standard" style:list-style-name="L1">
      <style:text-properties officeooo:rsid="00099a1c" officeooo:paragraph-rsid="00099a1c"/>
    </style:style>
    <style:style style:name="P20" style:family="paragraph" style:parent-style-name="Standard">
      <style:text-properties officeooo:paragraph-rsid="003c6b27"/>
    </style:style>
    <style:style style:name="P21" style:family="paragraph" style:parent-style-name="Standard">
      <style:text-properties officeooo:rsid="003c6b27" officeooo:paragraph-rsid="0061add4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6b9ed5" officeooo:paragraph-rsid="006b9ed5" fo:background-color="#1f1f1f"/>
    </style:style>
    <style:style style:name="P23" style:family="paragraph" style:parent-style-name="Standard">
      <style:text-properties fo:color="#cccccc" loext:opacity="100%" style:font-name="Droid Sans Mono" fo:font-size="10pt" fo:font-weight="normal" officeooo:rsid="005b1af8" officeooo:paragraph-rsid="005b1af8" fo:background-color="#1f1f1f" style:font-size-asian="10pt" style:font-size-complex="10pt"/>
    </style:style>
    <style:style style:name="P24" style:family="paragraph" style:parent-style-name="Standard">
      <style:text-properties fo:color="#cccccc" loext:opacity="100%" style:font-name="Droid Sans Mono" fo:font-size="10pt" fo:font-weight="normal" officeooo:rsid="005b1af8" officeooo:paragraph-rsid="006d6180" fo:background-color="#1f1f1f" style:font-size-asian="10pt" style:font-size-complex="10pt"/>
    </style:style>
    <style:style style:name="P25" style:family="paragraph" style:parent-style-name="Standard">
      <style:text-properties fo:color="#cccccc" loext:opacity="100%" style:font-name="Droid Sans Mono" fo:font-size="6pt" fo:font-weight="normal" officeooo:rsid="006d6180" officeooo:paragraph-rsid="006d6180" fo:background-color="#1f1f1f" style:font-size-asian="6pt" style:font-size-complex="6pt"/>
    </style:style>
    <style:style style:name="P26" style:family="paragraph" style:parent-style-name="Standard">
      <style:text-properties officeooo:paragraph-rsid="001e99f2"/>
    </style:style>
    <style:style style:name="P27" style:family="paragraph" style:parent-style-name="Standard">
      <style:text-properties officeooo:paragraph-rsid="0058637a"/>
    </style:style>
    <style:style style:name="P28" style:family="paragraph" style:parent-style-name="Standard">
      <style:text-properties officeooo:paragraph-rsid="005b1af8"/>
    </style:style>
    <style:style style:name="P29" style:family="paragraph" style:parent-style-name="Standard">
      <style:text-properties officeooo:rsid="005b1af8" officeooo:paragraph-rsid="005b1af8"/>
    </style:style>
    <style:style style:name="P30" style:family="paragraph" style:parent-style-name="Standard">
      <style:text-properties officeooo:paragraph-rsid="0061add4"/>
    </style:style>
    <style:style style:name="P31" style:family="paragraph" style:parent-style-name="Standard">
      <style:text-properties officeooo:paragraph-rsid="00630fbe"/>
    </style:style>
    <style:style style:name="P32" style:family="paragraph" style:parent-style-name="Standard">
      <style:text-properties officeooo:rsid="0063dfbf" officeooo:paragraph-rsid="006ca373"/>
    </style:style>
    <style:style style:name="P33" style:family="paragraph" style:parent-style-name="Standard">
      <style:text-properties officeooo:rsid="00688bce" officeooo:paragraph-rsid="00688bce"/>
    </style:style>
    <style:style style:name="P34" style:family="paragraph" style:parent-style-name="Standard">
      <style:text-properties officeooo:rsid="00698685" officeooo:paragraph-rsid="00698685"/>
    </style:style>
    <style:style style:name="P35" style:family="paragraph" style:parent-style-name="Standard">
      <style:text-properties officeooo:rsid="006b9ed5" officeooo:paragraph-rsid="006b9ed5"/>
    </style:style>
    <style:style style:name="P36" style:family="paragraph" style:parent-style-name="Standard">
      <style:text-properties officeooo:paragraph-rsid="00698685"/>
    </style:style>
    <style:style style:name="P37" style:family="paragraph" style:parent-style-name="Standard">
      <style:text-properties officeooo:rsid="006c0e8b" officeooo:paragraph-rsid="006c0e8b"/>
    </style:style>
    <style:style style:name="P38" style:family="paragraph" style:parent-style-name="Standard">
      <style:text-properties officeooo:paragraph-rsid="006ca373"/>
    </style:style>
    <style:style style:name="P39" style:family="paragraph" style:parent-style-name="Standard">
      <style:text-properties officeooo:paragraph-rsid="006d6180"/>
    </style:style>
    <style:style style:name="P40" style:family="paragraph" style:parent-style-name="Standard">
      <style:text-properties officeooo:rsid="006d6180" officeooo:paragraph-rsid="006d6180"/>
    </style:style>
    <style:style style:name="P41" style:family="paragraph" style:parent-style-name="Standard">
      <style:text-properties officeooo:rsid="006e48c8" officeooo:paragraph-rsid="006e48c8"/>
    </style:style>
    <style:style style:name="P42" style:family="paragraph" style:parent-style-name="Standard">
      <style:text-properties officeooo:rsid="006e48c8" officeooo:paragraph-rsid="0081b473"/>
    </style:style>
    <style:style style:name="P43" style:family="paragraph" style:parent-style-name="Standard">
      <style:text-properties officeooo:rsid="006f69a5" officeooo:paragraph-rsid="006f69a5"/>
    </style:style>
    <style:style style:name="P44" style:family="paragraph" style:parent-style-name="Standard">
      <style:text-properties officeooo:rsid="0071442f" officeooo:paragraph-rsid="0071442f"/>
    </style:style>
    <style:style style:name="P45" style:family="paragraph" style:parent-style-name="Standard">
      <style:text-properties style:text-underline-style="solid" style:text-underline-width="auto" style:text-underline-color="font-color" officeooo:rsid="006e48c8" officeooo:paragraph-rsid="006e48c8"/>
    </style:style>
    <style:style style:name="P46" style:family="paragraph" style:parent-style-name="Standard">
      <style:text-properties style:text-underline-style="solid" style:text-underline-width="auto" style:text-underline-color="font-color" officeooo:rsid="006e48c8" officeooo:paragraph-rsid="0081b473"/>
    </style:style>
    <style:style style:name="P47" style:family="paragraph" style:parent-style-name="Standard">
      <style:text-properties officeooo:rsid="00796bbb" officeooo:paragraph-rsid="00796bbb"/>
    </style:style>
    <style:style style:name="P48" style:family="paragraph" style:parent-style-name="Standard">
      <style:text-properties officeooo:paragraph-rsid="007f0e21"/>
    </style:style>
    <style:style style:name="P49" style:family="paragraph" style:parent-style-name="Standard">
      <style:text-properties officeooo:paragraph-rsid="007f3c26"/>
    </style:style>
    <style:style style:name="P50" style:family="paragraph" style:parent-style-name="Standard">
      <style:text-properties officeooo:rsid="00805077" officeooo:paragraph-rsid="00805077"/>
    </style:style>
    <style:style style:name="P51" style:family="paragraph" style:parent-style-name="Standard">
      <style:text-properties officeooo:paragraph-rsid="00805077"/>
    </style:style>
    <style:style style:name="P52" style:family="paragraph" style:parent-style-name="Standard">
      <style:text-properties officeooo:rsid="00850d5f" officeooo:paragraph-rsid="00850d5f"/>
    </style:style>
    <style:style style:name="P53" style:family="paragraph" style:parent-style-name="Standard">
      <style:text-properties officeooo:rsid="008ce8b6" officeooo:paragraph-rsid="008dff6c"/>
    </style:style>
    <style:style style:name="P54" style:family="paragraph" style:parent-style-name="Standard">
      <style:text-properties officeooo:paragraph-rsid="008ce8b6"/>
    </style:style>
    <style:style style:name="P55" style:family="paragraph" style:parent-style-name="Standard">
      <style:text-properties officeooo:rsid="008dff6c" officeooo:paragraph-rsid="008dff6c"/>
    </style:style>
    <style:style style:name="P56" style:family="paragraph" style:parent-style-name="Standard">
      <style:text-properties officeooo:paragraph-rsid="008dff6c"/>
    </style:style>
    <style:style style:name="P57" style:family="paragraph" style:parent-style-name="Text_20_body">
      <style:text-properties officeooo:rsid="00252bf4" officeooo:paragraph-rsid="002e0e10"/>
    </style:style>
    <style:style style:name="P58" style:family="paragraph" style:parent-style-name="Text_20_body">
      <style:text-properties officeooo:rsid="004e4194" officeooo:paragraph-rsid="00393f78"/>
    </style:style>
    <style:style style:name="P59" style:family="paragraph" style:parent-style-name="Text_20_body">
      <style:text-properties officeooo:rsid="004e4194" officeooo:paragraph-rsid="0087bb1d"/>
    </style:style>
    <style:style style:name="P60" style:family="paragraph" style:parent-style-name="Text_20_body">
      <style:text-properties officeooo:rsid="004e4194" officeooo:paragraph-rsid="008bbc65"/>
    </style:style>
    <style:style style:name="P61" style:family="paragraph" style:parent-style-name="Text_20_body">
      <style:text-properties officeooo:rsid="00393f78" officeooo:paragraph-rsid="008bbc65"/>
    </style:style>
    <style:style style:name="P62" style:family="paragraph" style:parent-style-name="Text_20_body">
      <style:text-properties officeooo:paragraph-rsid="0043d3fd"/>
    </style:style>
    <style:style style:name="T1" style:family="text">
      <style:text-properties officeooo:rsid="00099a1c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393f78"/>
    </style:style>
    <style:style style:name="T4" style:family="text">
      <style:text-properties style:text-position="0% 100%" officeooo:rsid="003a8021"/>
    </style:style>
    <style:style style:name="T5" style:family="text">
      <style:text-properties style:text-position="0% 100%" officeooo:rsid="003c6b27"/>
    </style:style>
    <style:style style:name="T6" style:family="text">
      <style:text-properties style:text-position="0% 100%" officeooo:rsid="003eb48f"/>
    </style:style>
    <style:style style:name="T7" style:family="text">
      <style:text-properties style:text-position="0% 100%" officeooo:rsid="003f2b77"/>
    </style:style>
    <style:style style:name="T8" style:family="text">
      <style:text-properties style:text-position="0% 100%" style:font-name="Liberation Sans" fo:font-size="12pt" fo:font-weight="bold" style:font-name-asian="Noto Sans CJK SC" style:font-size-asian="12pt" style:font-weight-asian="bold" style:font-name-complex="Noto Sans Devanagari1" style:font-size-complex="12pt" style:font-weight-complex="bold"/>
    </style:style>
    <style:style style:name="T9" style:family="text">
      <style:text-properties style:text-position="0% 100%" style:font-name="Liberation Sans" fo:font-size="14pt" fo:font-weight="bold" officeooo:rsid="006f69a5" style:font-name-asian="Noto Sans CJK SC" style:font-size-asian="14pt" style:font-weight-asian="bold" style:font-name-complex="Noto Sans Devanagari1" style:font-size-complex="14pt" style:font-weight-complex="bold"/>
    </style:style>
    <style:style style:name="T10" style:family="text">
      <style:text-properties style:text-position="0% 100%" officeooo:rsid="0041e0e9"/>
    </style:style>
    <style:style style:name="T11" style:family="text">
      <style:text-properties style:text-position="0% 100%" officeooo:rsid="0043d3fd"/>
    </style:style>
    <style:style style:name="T12" style:family="text">
      <style:text-properties style:text-position="0% 100%" officeooo:rsid="0045a50a"/>
    </style:style>
    <style:style style:name="T13" style:family="text">
      <style:text-properties style:text-position="0% 100%" officeooo:rsid="00475d2b"/>
    </style:style>
    <style:style style:name="T14" style:family="text">
      <style:text-properties style:text-position="0% 100%" officeooo:rsid="0048bd70"/>
    </style:style>
    <style:style style:name="T15" style:family="text">
      <style:text-properties style:text-position="0% 100%" officeooo:rsid="004aaaad"/>
    </style:style>
    <style:style style:name="T16" style:family="text">
      <style:text-properties style:text-position="0% 100%" officeooo:rsid="004db0a0"/>
    </style:style>
    <style:style style:name="T17" style:family="text">
      <style:text-properties style:text-position="0% 100%" officeooo:rsid="005ed803"/>
    </style:style>
    <style:style style:name="T18" style:family="text">
      <style:text-properties style:text-position="0% 100%" officeooo:rsid="0063dfbf"/>
    </style:style>
    <style:style style:name="T19" style:family="text">
      <style:text-properties style:text-position="0% 100%" officeooo:rsid="00642220"/>
    </style:style>
    <style:style style:name="T20" style:family="text">
      <style:text-properties style:text-position="0% 100%" officeooo:rsid="00698685"/>
    </style:style>
    <style:style style:name="T21" style:family="text">
      <style:text-properties style:text-position="0% 100%" officeooo:rsid="006aa570"/>
    </style:style>
    <style:style style:name="T22" style:family="text">
      <style:text-properties style:text-position="0% 100%" officeooo:rsid="006bfaa8"/>
    </style:style>
    <style:style style:name="T23" style:family="text">
      <style:text-properties style:text-position="0% 100%" officeooo:rsid="006c0e8b"/>
    </style:style>
    <style:style style:name="T24" style:family="text">
      <style:text-properties style:text-position="0% 100%" officeooo:rsid="006e48c8"/>
    </style:style>
    <style:style style:name="T25" style:family="text">
      <style:text-properties style:text-position="0% 100%" officeooo:rsid="006f69a5"/>
    </style:style>
    <style:style style:name="T26" style:family="text">
      <style:text-properties style:text-position="0% 100%" officeooo:rsid="00720d29"/>
    </style:style>
    <style:style style:name="T27" style:family="text">
      <style:text-properties style:text-position="0% 100%" fo:font-size="9pt" style:font-size-asian="9pt" style:font-size-complex="9pt"/>
    </style:style>
    <style:style style:name="T28" style:family="text">
      <style:text-properties style:text-position="0% 100%" fo:font-size="9pt" officeooo:rsid="005453cb" style:font-size-asian="9pt" style:font-size-complex="9pt"/>
    </style:style>
    <style:style style:name="T29" style:family="text">
      <style:text-properties officeooo:rsid="0009cf39"/>
    </style:style>
    <style:style style:name="T30" style:family="text">
      <style:text-properties officeooo:rsid="000cc858"/>
    </style:style>
    <style:style style:name="T31" style:family="text">
      <style:text-properties officeooo:rsid="001d5e52"/>
    </style:style>
    <style:style style:name="T32" style:family="text">
      <style:text-properties officeooo:rsid="001e99f2"/>
    </style:style>
    <style:style style:name="T33" style:family="text">
      <style:text-properties style:font-name="Liberation Sans" fo:font-size="14pt" fo:font-weight="bold" officeooo:rsid="002cb8f1" style:font-name-asian="Noto Sans CJK SC" style:font-size-asian="14pt" style:font-weight-asian="bold" style:font-name-complex="Noto Sans Devanagari1" style:font-size-complex="14pt" style:font-weight-complex="bold"/>
    </style:style>
    <style:style style:name="T34" style:family="text">
      <style:text-properties officeooo:rsid="0022d3d2"/>
    </style:style>
    <style:style style:name="T35" style:family="text">
      <style:text-properties officeooo:rsid="00252bf4"/>
    </style:style>
    <style:style style:name="T36" style:family="text">
      <style:text-properties officeooo:rsid="0027191a"/>
    </style:style>
    <style:style style:name="T37" style:family="text">
      <style:text-properties officeooo:rsid="00291463"/>
    </style:style>
    <style:style style:name="T38" style:family="text">
      <style:text-properties officeooo:rsid="002ab927"/>
    </style:style>
    <style:style style:name="T39" style:family="text">
      <style:text-properties officeooo:rsid="002cb8f1"/>
    </style:style>
    <style:style style:name="T40" style:family="text">
      <style:text-properties officeooo:rsid="002e0e10"/>
    </style:style>
    <style:style style:name="T41" style:family="text">
      <style:text-properties officeooo:rsid="00302d9e"/>
    </style:style>
    <style:style style:name="T42" style:family="text">
      <style:text-properties officeooo:rsid="00310428"/>
    </style:style>
    <style:style style:name="T43" style:family="text">
      <style:text-properties officeooo:rsid="003141b6"/>
    </style:style>
    <style:style style:name="T44" style:family="text">
      <style:text-properties officeooo:rsid="0032956c"/>
    </style:style>
    <style:style style:name="T45" style:family="text">
      <style:text-properties officeooo:rsid="00341151"/>
    </style:style>
    <style:style style:name="T46" style:family="text">
      <style:text-properties officeooo:rsid="00346f39"/>
    </style:style>
    <style:style style:name="T47" style:family="text">
      <style:text-properties officeooo:rsid="00393f78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3c6b27"/>
    </style:style>
    <style:style style:name="T50" style:family="text">
      <style:text-properties style:text-position="super 58%" officeooo:rsid="004e4194"/>
    </style:style>
    <style:style style:name="T51" style:family="text">
      <style:text-properties fo:color="#c586c0" loext:opacity="100%" style:text-position="0% 100%" style:font-name="Droid Sans Mono" fo:font-size="10.5pt" fo:font-weight="normal" officeooo:rsid="003a8021" fo:background-color="#1f1f1f" loext:char-shading-value="0"/>
    </style:style>
    <style:style style:name="T5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3" style:family="text">
      <style:text-properties fo:color="#cccccc" loext:opacity="100%" style:text-position="0% 100%" style:font-name="Droid Sans Mono" fo:font-size="10.5pt" fo:font-weight="normal" officeooo:rsid="003a8021" fo:background-color="#1f1f1f" loext:char-shading-value="0"/>
    </style:style>
    <style:style style:name="T5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5" style:family="text">
      <style:text-properties fo:color="#9cdcfe" loext:opacity="100%"/>
    </style:style>
    <style:style style:name="T56" style:family="text">
      <style:text-properties fo:color="#9cdcfe" loext:opacity="100%" style:text-position="0% 100%" style:font-name="Droid Sans Mono" fo:font-size="10.5pt" fo:font-weight="normal" officeooo:rsid="003a8021" fo:background-color="#1f1f1f" loext:char-shading-value="0"/>
    </style:style>
    <style:style style:name="T57" style:family="text">
      <style:text-properties fo:color="#9cdcfe" loext:opacity="100%" style:text-position="0% 100%" officeooo:rsid="006aa570"/>
    </style:style>
    <style:style style:name="T58" style:family="text">
      <style:text-properties fo:color="#9cdcfe" loext:opacity="100%" officeooo:rsid="005ce2cd"/>
    </style:style>
    <style:style style:name="T5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60" style:family="text">
      <style:text-properties fo:color="#d4d4d4" loext:opacity="100%"/>
    </style:style>
    <style:style style:name="T61" style:family="text">
      <style:text-properties fo:color="#d4d4d4" loext:opacity="100%" style:text-position="0% 100%" style:font-name="Droid Sans Mono" fo:font-size="10.5pt" fo:font-weight="normal" officeooo:rsid="003a8021" fo:background-color="#1f1f1f" loext:char-shading-value="0"/>
    </style:style>
    <style:style style:name="T6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63" style:family="text">
      <style:text-properties fo:color="#dcdcaa" loext:opacity="100%"/>
    </style:style>
    <style:style style:name="T64" style:family="text">
      <style:text-properties fo:color="#dcdcaa" loext:opacity="100%" style:text-position="0% 100%" style:font-name="Droid Sans Mono" fo:font-size="10.5pt" fo:font-weight="normal" officeooo:rsid="003a8021" fo:background-color="#1f1f1f" loext:char-shading-value="0"/>
    </style:style>
    <style:style style:name="T65" style:family="text">
      <style:text-properties fo:color="#dcdcaa" loext:opacity="100%" style:text-position="0% 100%" officeooo:rsid="006aa570"/>
    </style:style>
    <style:style style:name="T6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7" style:family="text">
      <style:text-properties fo:color="#569cd6" loext:opacity="100%"/>
    </style:style>
    <style:style style:name="T68" style:family="text">
      <style:text-properties fo:color="#569cd6" loext:opacity="100%" style:text-position="0% 100%" style:font-name="Droid Sans Mono" fo:font-size="10.5pt" fo:font-weight="normal" officeooo:rsid="003a8021" fo:background-color="#1f1f1f" loext:char-shading-value="0"/>
    </style:style>
    <style:style style:name="T6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0" style:family="text">
      <style:text-properties fo:color="#ce9178" loext:opacity="100%"/>
    </style:style>
    <style:style style:name="T71" style:family="text">
      <style:text-properties fo:color="#ce9178" loext:opacity="100%" style:text-position="0% 100%" style:font-name="Droid Sans Mono" fo:font-size="10.5pt" fo:font-weight="normal" officeooo:rsid="003a8021" fo:background-color="#1f1f1f" loext:char-shading-value="0"/>
    </style:style>
    <style:style style:name="T72" style:family="text">
      <style:text-properties fo:color="#ce9178" loext:opacity="100%" style:text-position="0% 100%" officeooo:rsid="006aa570"/>
    </style:style>
    <style:style style:name="T7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4" style:family="text">
      <style:text-properties officeooo:rsid="00476468"/>
    </style:style>
    <style:style style:name="T75" style:family="text">
      <style:text-properties officeooo:rsid="004aaaad"/>
    </style:style>
    <style:style style:name="T76" style:family="text">
      <style:text-properties officeooo:rsid="004e4194"/>
    </style:style>
    <style:style style:name="T77" style:family="text">
      <style:text-properties officeooo:rsid="00582e27"/>
    </style:style>
    <style:style style:name="T78" style:family="text">
      <style:text-properties officeooo:rsid="0058637a"/>
    </style:style>
    <style:style style:name="T79" style:family="text">
      <style:text-properties officeooo:rsid="005a9ab1"/>
    </style:style>
    <style:style style:name="T80" style:family="text">
      <style:text-properties officeooo:rsid="00656771"/>
    </style:style>
    <style:style style:name="T81" style:family="text">
      <style:text-properties officeooo:rsid="006d6180"/>
    </style:style>
    <style:style style:name="T82" style:family="text">
      <style:text-properties officeooo:rsid="0071442f"/>
    </style:style>
    <style:style style:name="T83" style:family="text">
      <style:text-properties officeooo:rsid="0071df71"/>
    </style:style>
    <style:style style:name="T84" style:family="text">
      <style:text-properties officeooo:rsid="00734f64"/>
    </style:style>
    <style:style style:name="T85" style:family="text">
      <style:text-properties officeooo:rsid="00766a1c"/>
    </style:style>
    <style:style style:name="T86" style:family="text">
      <style:text-properties officeooo:rsid="0077e07d"/>
    </style:style>
    <style:style style:name="T87" style:family="text">
      <style:text-properties officeooo:rsid="007947a9"/>
    </style:style>
    <style:style style:name="T88" style:family="text">
      <style:text-properties officeooo:rsid="0079d2ff"/>
    </style:style>
    <style:style style:name="T89" style:family="text">
      <style:text-properties officeooo:rsid="007c125e"/>
    </style:style>
    <style:style style:name="T90" style:family="text">
      <style:text-properties officeooo:rsid="007d799e"/>
    </style:style>
    <style:style style:name="T91" style:family="text">
      <style:text-properties officeooo:rsid="007e4e07"/>
    </style:style>
    <style:style style:name="T92" style:family="text">
      <style:text-properties officeooo:rsid="007f0e21"/>
    </style:style>
    <style:style style:name="T93" style:family="text">
      <style:text-properties officeooo:rsid="007f3c26"/>
    </style:style>
    <style:style style:name="T94" style:family="text">
      <style:text-properties officeooo:rsid="00804ba4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officeooo:rsid="00805077"/>
    </style:style>
    <style:style style:name="T97" style:family="text">
      <style:text-properties officeooo:rsid="008397dc"/>
    </style:style>
    <style:style style:name="T98" style:family="text">
      <style:text-properties officeooo:rsid="00850d5f"/>
    </style:style>
    <style:style style:name="T99" style:family="text">
      <style:text-properties officeooo:rsid="00853d19"/>
    </style:style>
    <style:style style:name="T100" style:family="text">
      <style:text-properties officeooo:rsid="0085bc23"/>
    </style:style>
    <style:style style:name="T101" style:family="text">
      <style:text-properties officeooo:rsid="00865e13"/>
    </style:style>
    <style:style style:name="T102" style:family="text">
      <style:text-properties officeooo:rsid="0088ba31"/>
    </style:style>
    <style:style style:name="T103" style:family="text">
      <style:text-properties fo:font-size="9pt" style:font-size-asian="9pt" style:font-size-complex="9pt"/>
    </style:style>
    <style:style style:name="T104" style:family="text">
      <style:text-properties fo:font-size="9pt" officeooo:rsid="004fb7d1" style:font-size-asian="9pt" style:font-size-complex="9pt"/>
    </style:style>
    <style:style style:name="T105" style:family="text">
      <style:text-properties fo:font-size="9pt" officeooo:rsid="005177ff" style:font-size-asian="9pt" style:font-size-complex="9pt"/>
    </style:style>
    <style:style style:name="T106" style:family="text">
      <style:text-properties fo:font-size="9pt" officeooo:rsid="005453cb" style:font-size-asian="9pt" style:font-size-complex="9pt"/>
    </style:style>
    <style:style style:name="T107" style:family="text">
      <style:text-properties fo:font-size="9pt" officeooo:rsid="0052dd12" style:font-size-asian="9pt" style:font-size-complex="9pt"/>
    </style:style>
    <style:style style:name="T108" style:family="text">
      <style:text-properties fo:font-size="9pt" officeooo:rsid="0051f432" style:font-size-asian="9pt" style:font-size-complex="9pt"/>
    </style:style>
    <style:style style:name="T109" style:family="text">
      <style:text-properties officeooo:rsid="008bbc65"/>
    </style:style>
    <style:style style:name="T110" style:family="text">
      <style:text-properties officeooo:rsid="008ce8b6"/>
    </style:style>
    <style:style style:name="T111" style:family="text">
      <style:text-properties officeooo:rsid="008dff6c"/>
    </style:style>
    <style:style style:name="T112" style:family="text">
      <style:text-properties officeooo:rsid="008f7c72"/>
    </style:style>
    <style:style style:name="T113" style:family="text">
      <style:text-properties officeooo:rsid="008fc3e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Relatório Projeto SO</text:h>
      <text:p text:style-name="P1"/>
      <text:h text:style-name="P11" text:outline-level="2"><text:span text:style-name="T95">Autores:</text:span></text:h>
      <text:p text:style-name="Standard">Scripts e relatório <text:span text:style-name="T98">realizados </text:span>pelos alunos</text:p>
      <text:p text:style-name="P50">Henrique Barbosa Mendonça Oliveira 113585</text:p>
      <text:p text:style-name="P51"><text:span text:style-name="T96">Guilherme Ferreira Santos </text:span>113893</text:p>
      <text:p text:style-name="Standard"/>
      <text:h text:style-name="Heading_20_2" text:outline-level="2"><text:span text:style-name="T95">Spacecheck</text:span></text:h>
      <text:p text:style-name="P2"/>
      <text:h text:style-name="P13" text:outline-level="3">Introdução <text:span text:style-name="T25">(a nossa interpretaç</text:span><text:span text:style-name="T9">ão do enunciado)</text:span>:</text:h>
      <text:p text:style-name="P3">-Propósito: </text:p>
      <text:p text:style-name="P3"><text:tab/>O script spacecheck foi desenvolvido com o propósito de calcular o espaço em disco <text:tab/>ocupado pelos ficheiros pertecentes a um ou mais diretórios passados como argumentos. </text:p>
      <text:p text:style-name="P3"/>
      <text:p text:style-name="P3">-Opções de execução:</text:p>
      <text:p text:style-name="P3"><text:tab/>Este script aceita opções distintas com o intuito de filtrar o resultado de acordo com as <text:tab/>intenções do utilizador <text:span text:style-name="T29">através de opções</text:span>, nomeadamente: </text:p>
      <text:p text:style-name="P3"><text:tab/>- <text:span text:style-name="T32">Opções de filtragem:</text:span></text:p>
      <text:list xml:id="list3014960029" text:style-name="L1">
        <text:list-item>
          <text:p text:style-name="P19">“-<text:span text:style-name="T29">n </text:span><text:span text:style-name="T30">[regex]</text:span><text:span text:style-name="T29">”: </text:span><text:span text:style-name="T30">serve para apenas serem contabilizados ficheiros com a extensão determinada por “regex”</text:span></text:p>
        </text:list-item>
        <text:list-item>
          <text:p text:style-name="P19">“-<text:span text:style-name="T30">d [date]”: serve para apenas serem contabilizados ficheiros </text:span><text:span text:style-name="T31">que não tenham sofrido nenhuma alteração a partir da data</text:span><text:span text:style-name="T30"> “date”.</text:span></text:p>
        </text:list-item>
        <text:list-item>
          <text:p text:style-name="P18"><text:span text:style-name="T1">“-</text:span><text:span text:style-name="T30">s [size]</text:span><text:span text:style-name="T1">”: </text:span><text:span text:style-name="T30">serve para apenas serem contabilizados ficheiros </text:span><text:span text:style-name="T32">com tamanho superior a “size”</text:span></text:p>
        </text:list-item>
      </text:list>
      <text:p text:style-name="P4"><text:tab/>- <text:span text:style-name="T32">Opções de sort:</text:span></text:p>
      <text:list xml:id="list221625764632975" text:continue-numbering="true" text:style-name="L1">
        <text:list-item>
          <text:p text:style-name="P18">“-<text:span text:style-name="T32">r”: output por ordem crescente de tamanho</text:span></text:p>
        </text:list-item>
        <text:list-item>
          <text:p text:style-name="P18">“-<text:span text:style-name="T32">a”: output por ordem alfabética dos nomes dos diretórios</text:span></text:p>
        </text:list-item>
      </text:list>
      <text:p text:style-name="P4"><text:tab/>- <text:span text:style-name="T32">Opções de output:</text:span></text:p>
      <text:list xml:id="list221624573463315" text:continue-numbering="true" text:style-name="L1">
        <text:list-item>
          <text:p text:style-name="P18">“-<text:span text:style-name="T32">l [n]”: serve para apenas serem enviadas para output apenas as <text:s/>“n” primeiras linha</text:span><text:span text:style-name="T75">s</text:span></text:p>
        </text:list-item>
      </text:list>
      <text:p text:style-name="P4"><text:tab/>- <text:span text:style-name="T75">Outras opções:</text:span></text:p>
      <text:list xml:id="list221625564024166" text:continue-numbering="true" text:style-name="L1">
        <text:list-item>
          <text:p text:style-name="P18">“-<text:span text:style-name="T75">h”: serve para evocar a função “Usage”</text:span></text:p>
        </text:list-item>
        <text:list-item>
          <text:p text:style-name="P18">“*<text:span text:style-name="T75">)”: qualquer outra opção é tratada como inválida e a função “Usage” é chamada </text:span></text:p>
        </text:list-item>
      </text:list>
      <text:p text:style-name="P4"/>
      <text:h text:style-name="Heading_20_3" text:outline-level="3">Estrutura: </text:h>
      <text:p text:style-name="P8">Antes de avançar para o processo de desenvolvimento do nosso trabalho, apresentamos aqui, <text:span text:style-name="T41">sucintamente, a</text:span> estrutura final do nosso <text:span text:style-name="T42">scr</text:span><text:span text:style-name="T43">ipt</text:span> para melhor compreensão do relatório da parte do leitor.<text:line-break/><text:span text:style-name="T34">O nosso s</text:span><text:span text:style-name="T44">cript</text:span><text:span text:style-name="T34"> é composto por 3 funções, </text:span><text:span text:style-name="T45">e utiliza outra </text:span><text:span text:style-name="T34">função </text:span><text:span text:style-name="T38">definida fora do script:</text:span></text:p>
      <text:p text:style-name="P7">- <text:span text:style-name="T36">fuction Usage(): Criada para elucidar o utilizador na evocação do script, que opções pode usar e que argumentos são esperados.</text:span></text:p>
      <text:p text:style-name="P7">- <text:span text:style-name="T36">function CalcSpace(): A função </text:span><text:span text:style-name="T37">mais importante </text:span><text:span text:style-name="T36">do nosso script, responsável por calcular o espaço em disco ocupado por 1 diretório.</text:span></text:p>
      <text:p text:style-name="P7"><text:soft-page-break/>- <text:span text:style-name="T38">function ValidationFunctions(): Função </text:span><text:span text:style-name="T39">definida num script à parte, evocada para validar </text:span><text:span text:style-name="T46">os</text:span><text:span text:style-name="T39"> argumentos </text:span><text:span text:style-name="T46">das flags</text:span><text:span text:style-name="T39">.</text:span></text:p>
      <text:p text:style-name="P7">- <text:span text:style-name="T36">function main(): <text:s/></text:span><text:span text:style-name="T38">Função onde são validados e guardados os argumentos, </text:span><text:span text:style-name="T88">inicializadas variáveis, é feito print do cabeçalho</text:span><text:span text:style-name="T38"> e chamadas as funções acima referidas.</text:span></text:p>
      <text:p text:style-name="P4"/>
      <text:h text:style-name="P12" text:outline-level="3"><text:span text:style-name="T33">Método</text:span>:</text:h>
      <text:p text:style-name="P8">O nosso primeiro objetivo na realização deste trabalho foi definir <text:span text:style-name="T39">o método a utilizar na construção do nosso</text:span><text:span text:style-name="T35"> script. </text:span><text:span text:style-name="T40">Para tal, identificámos as possíveis </text:span>resoluções para os problemas mais relevantes do enunciado: o cálculo do espaço em disco de um diretório, a gestão das flags/opções <text:span text:style-name="T74">e o atribuição dos filtros impostos pelas flags ao cálculo do espaço em disco</text:span>.</text:p>
      <text:h text:style-name="P14" text:outline-level="5">Cálculo do espaço em disco:</text:h>
      <text:p text:style-name="P20"><text:span text:style-name="T47">Ao início, pensámos que seria necessário recorrer a vários loops ou a uma função recursiva para iterar sobre cada diretório e subdiretório e ir somando incrementalmente o espaço em disco de cada ficheiro a cada nível de </text:span><text:span text:style-name="T3">profundidade</text:span><text:span text:style-name="T49">1</text:span><text:span text:style-name="T3">. </text:span><text:span text:style-name="T5">N</text:span><text:span text:style-name="T4">o entanto descobrimos que com a utilização do comando find</text:span><text:span text:style-name="T6"> e das suas opções</text:span><text:span text:style-name="T4">, conseguimos o output desejado apenas com um loop que itera </text:span><text:span text:style-name="T7">sobre uma </text:span><text:span text:style-name="T23">string</text:span><text:span text:style-name="T4"> que contém o diretório pai e todos os seus subdiretórios: </text:span></text:p>
      <text:p text:style-name="P31"><text:span text:style-name="T51">while</text:span><text:span text:style-name="T53"> </text:span><text:span text:style-name="T56">IFS</text:span><text:span text:style-name="T61">=</text:span><text:span text:style-name="T53"> </text:span><text:span text:style-name="T64">read</text:span><text:span text:style-name="T53"> </text:span><text:span text:style-name="T68">-r</text:span><text:span text:style-name="T53"> </text:span><text:span text:style-name="T68">-d</text:span><text:span text:style-name="T53"> </text:span><text:span text:style-name="T71">$'\0'</text:span><text:span text:style-name="T53"> </text:span><text:span text:style-name="T71">d</text:span><text:span text:style-name="T53">; </text:span><text:span text:style-name="T51">do</text:span></text:p>
      <text:p text:style-name="P32">A opção “-r” <text:span text:style-name="T80">a</text:span><text:span text:style-name="T17">ssegur</text:span><text:span text:style-name="T2">a</text:span><text:span text:style-name="T17"> a interpretação de backslashes como caracteres literais e não “escapados”. </text:span></text:p>
      <text:p text:style-name="P38"><text:span text:style-name="T19">A opção</text:span><text:span text:style-name="T17"> “-d $’\0’” a</text:span><text:span text:style-name="T18">ssegura </text:span><text:span text:style-name="T17">a contabilização de diretórios com espaços no nome.</text:span></text:p>
      <text:p text:style-name="P37">O comando “read” é executado sobre a string criada com:</text:p>
      <text:p text:style-name="P37"><text:span text:style-name="T52">done</text:span><text:span text:style-name="T54"> </text:span><text:span text:style-name="T62">&lt;</text:span><text:span text:style-name="T54"> </text:span><text:span text:style-name="T73">&lt;(</text:span><text:span text:style-name="T66">find</text:span><text:span text:style-name="T73"> "</text:span><text:span text:style-name="T59">$dir</text:span><text:span text:style-name="T73">" </text:span><text:span text:style-name="T69">-type</text:span><text:span text:style-name="T73"> d </text:span><text:span text:style-name="T69">-print0</text:span><text:span text:style-name="T73"> </text:span><text:span text:style-name="T62">2&gt;</text:span><text:span text:style-name="T73">/dev/null)</text:span><text:span text:style-name="T54"> </text:span></text:p>
      <text:p text:style-name="P29"><text:span text:style-name="T2">Desta forma, para o diretório passado como argumento e cada um dos seus subdiretórios, o espaço em disco dos seus ficheiros é calculado na seguinte linha de código:</text:span></text:p>
      <text:p text:style-name="P23"><text:span text:style-name="T58">to</text:span><text:span text:style-name="T55">tal</text:span><text:span text:style-name="T60">=</text:span><text:span text:style-name="T70">$(</text:span><text:span text:style-name="T63">find</text:span><text:span text:style-name="T70"> "</text:span><text:span text:style-name="T55">$d</text:span><text:span text:style-name="T70">" </text:span><text:span text:style-name="T67">-type</text:span><text:span text:style-name="T70"> f </text:span><text:span text:style-name="T67">-print0</text:span><text:span text:style-name="T70"> </text:span><text:span text:style-name="T67">-exec</text:span><text:span text:style-name="T70"> du </text:span><text:span text:style-name="T67">-cb</text:span><text:span text:style-name="T70"> {} + </text:span><text:span text:style-name="T60">2&gt;</text:span><text:span text:style-name="T70">/dev/null </text:span><text:span text:style-name="T60">|</text:span><text:span text:style-name="T70"> </text:span><text:span text:style-name="T63">awk</text:span><text:span text:style-name="T70"> '{total = $1} END {print total+0}')</text:span></text:p>
      <text:p text:style-name="P33"><text:span text:style-name="T4">E</text:span><text:span text:style-name="T2">sta linha procura por todos os ficheiros (“-type f”) dentro de “$d”, incluindo os ficheiros com espaços no nome (graças a “-print0”) e executa o comando du (“-exec du”) </text:span><text:span text:style-name="T20">para calcular o espaço em disco total (“-c”) em bytes (“-b”) para cada ficheiro encontrado pelo “find” (“{} +”). “2&gt;/dev/null” assegura que erros do “du” como por exemplo erros de permissão não são mostrados.</text:span></text:p>
      <text:p text:style-name="P34"><text:span text:style-name="T2">Depois, o resultado desta operação é atribuido à variável “total” através do “awk ‘{total = $1} END {print total+0}’”. </text:span><text:span text:style-name="T21">Graças a “{print total+0}” o valor é sempre guardado, mesmo que seja 0.</text:span></text:p>
      <text:p text:style-name="P22"><text:span text:style-name="T65">echo</text:span><text:span text:style-name="T21"> </text:span><text:span text:style-name="T72">"</text:span><text:span text:style-name="T57">$total</text:span><text:span text:style-name="T72">"</text:span><text:span text:style-name="T21"> </text:span><text:span text:style-name="T72">"</text:span><text:span text:style-name="T57">$d</text:span><text:span text:style-name="T72">"</text:span></text:p>
      <text:p text:style-name="P35"><text:span text:style-name="T21">F</text:span><text:span text:style-name="T2">inalmente, </text:span><text:span text:style-name="T22">faz-se “echo” do</text:span><text:span text:style-name="T2"> o tamanho e </text:span><text:span text:style-name="T22">d</text:span><text:span text:style-name="T2">o nome do diretório.</text:span></text:p>
      <text:p text:style-name="P36"><text:span text:style-name="T4"/></text:p>
      <text:h text:style-name="P15" text:outline-level="5"><text:span text:style-name="T2">Gest</text:span><text:span text:style-name="T8">ão das flags/opções</text:span><text:span text:style-name="T4">:</text:span></text:h>
      <text:p text:style-name="P62"><text:span text:style-name="T4">P</text:span><text:span text:style-name="T10">ara gerir as flags recibidas e permitir a utilização de qualquer combinação de flags desde nenhuma a todas, utilizámos o comando “getopts” e as variáveis “$OPTION” e “$OPTARG” </text:span><text:span text:style-name="T11">para </text:span><text:span text:style-name="T14">testar a validade dos argumentos e (se válidos) </text:span><text:span text:style-name="T11">guardar as opções passadas e (</text:span><text:span text:style-name="T12">quando aplicável</text:span><text:span text:style-name="T11">) guardar ainda o argumento imediatamente a seguir à flag, o “$OPTARG”, </text:span><text:span text:style-name="T15">para flags como “-n”, “-d”, “-s” ou “-l”</text:span><text:span text:style-name="T11">. Ao fazer isto, deparámo-nos com um obstáculo: como aceder </text:span><text:span text:style-name="T10">posteriormente aos diretórios, portanto aceder aos argumentos </text:span><text:span text:style-name="T11">que não são flags nem argumentos de flags, após o “getopts” estar concluído? </text:span><text:span text:style-name="T13">Após algum estudo </text:span><text:span text:style-name="T16">e testes</text:span><text:span text:style-name="T13">, descobrimos que podíamos fazer um “shift” de modo a remover todas as flags e respetivos argumentos da nossa lista de argumentos, ficando apenas com os diretórios para os quais queriamos calcular o espaço em disco. </text:span></text:p>
      <text:h text:style-name="P16" text:outline-level="5"><text:soft-page-break/><text:span text:style-name="T4">A</text:span><text:span text:style-name="T2">plicação dos filtros:</text:span></text:h>
      <text:p text:style-name="Standard">A aplicação dos filtros começou como uma dor de cabeça, pois não sabíamos como íamos escapar a uma “cascata” de “ifs” para cada combinação de flags. Até que chegámos a uma engenhosa solução, <text:span text:style-name="T78">que segue os seguintes passos</text:span>:</text:p>
      <text:p text:style-name="P27"><text:span text:style-name="T76">- </text:span><text:span text:style-name="T78">I</text:span><text:span text:style-name="T76">nicialização de variáveis correspondentes a cada “flag”, com um valor “default”</text:span><text:span text:style-name="T50">2</text:span><text:span text:style-name="T76"> a ser alterado no caso da “flag” em questão ter sido </text:span><text:span text:style-name="T77">utilizada</text:span><text:span text:style-name="T76">.</text:span></text:p>
      <text:p text:style-name="P28">- <text:span text:style-name="T79">Ao chamar a função calcSapce, passar as variáveis correspondentes às flags “-n”, “-d” e “-s” como argumentos da função e atribuir esses valores às variáveis “regexCommand”, “dateCommand” e “sizeCommand”.</text:span></text:p>
      <text:p text:style-name="P28">- <text:span text:style-name="T81">De seguida, basta inserir as variáveis acima definidas na linha:</text:span></text:p>
      <text:p text:style-name="P24"><text:span text:style-name="T58">to</text:span><text:span text:style-name="T55">tal</text:span><text:span text:style-name="T60">=</text:span><text:span text:style-name="T70">$(</text:span><text:span text:style-name="T63">find</text:span><text:span text:style-name="T70"> "</text:span><text:span text:style-name="T55">$d</text:span><text:span text:style-name="T70">" </text:span><text:span text:style-name="T67">-type</text:span><text:span text:style-name="T70"> f </text:span><text:span text:style-name="T67">-print0</text:span><text:span text:style-name="T70"> </text:span><text:span text:style-name="T67">-exec</text:span><text:span text:style-name="T70"> du </text:span><text:span text:style-name="T67">-cb</text:span><text:span text:style-name="T70"> {} + </text:span><text:span text:style-name="T60">2&gt;</text:span><text:span text:style-name="T70">/dev/null </text:span><text:span text:style-name="T60">|</text:span><text:span text:style-name="T70"> </text:span><text:span text:style-name="T63">awk</text:span><text:span text:style-name="T70"> '{total = $1} END {print total+0}')</text:span></text:p>
      <text:p text:style-name="P40">Ficando, desta forma, com:</text:p>
      <text:p text:style-name="P25"><text:span text:style-name="T67">local</text:span> <text:span text:style-name="T55">total</text:span><text:span text:style-name="T60">=</text:span><text:span text:style-name="T70">$(</text:span><text:span text:style-name="T63">find</text:span><text:span text:style-name="T70"> "</text:span><text:span text:style-name="T55">$d</text:span><text:span text:style-name="T70">" </text:span><text:span text:style-name="T67">-type</text:span><text:span text:style-name="T70"> f </text:span><text:span text:style-name="T55">$sizeCommand</text:span><text:span text:style-name="T70"> </text:span><text:span text:style-name="T55">$regexCommand</text:span><text:span text:style-name="T70"> </text:span><text:span text:style-name="T55">$dateCommand</text:span><text:span text:style-name="T70"> </text:span><text:span text:style-name="T67">-print0</text:span><text:span text:style-name="T70"> </text:span><text:span text:style-name="T67">-exec</text:span><text:span text:style-name="T70"> du </text:span><text:span text:style-name="T67">-cb</text:span><text:span text:style-name="T70"> {} + </text:span><text:span text:style-name="T60">2&gt;</text:span><text:span text:style-name="T70">/dev/null </text:span><text:span text:style-name="T60">|</text:span><text:span text:style-name="T70"> </text:span><text:span text:style-name="T63">awk</text:span><text:span text:style-name="T70"> '{total = $1} END {print total+0}')</text:span></text:p>
      <text:p text:style-name="P40">(o texto teve que ser encolhido, para caber numa linha)</text:p>
      <text:p text:style-name="P40">Basta isto para filtrar o nosso resultado com as flags <text:span text:style-name="T79">“-n”, “-d” e “-s”</text:span></text:p>
      <text:p text:style-name="P39"><text:span text:style-name="T81">Para as flags de sort e “-l”, usámos um “ | eval $sort $limit”, do output da função calcSpace, para, executando os comandos escritos em $sort e em $limit:</text:span></text:p>
      <text:p text:style-name="P39"><text:span text:style-name="T81">- para “-r” =&gt; </text:span><text:span text:style-name="T59">sort</text:span><text:span text:style-name="T62">=</text:span><text:span text:style-name="T73">"sort -n"</text:span></text:p>
      <text:p text:style-name="P39"><text:span text:style-name="T81">- para “-a” =&gt; </text:span><text:span text:style-name="T59">sort</text:span><text:span text:style-name="T62">=</text:span><text:span text:style-name="T73">"sort -t' ' -k2"</text:span></text:p>
      <text:p text:style-name="P39"><text:span text:style-name="T81">- para “-l” =&gt; </text:span><text:span text:style-name="T59">limit</text:span><text:span text:style-name="T62">=</text:span><text:span text:style-name="T73">"| head -</text:span><text:span text:style-name="T59">$OPTARG</text:span><text:span text:style-name="T73">"</text:span><text:span text:style-name="T81">o, um segundo pipe para mostrar apenas as n ($OPTARG) primeiras linhas</text:span></text:p>
      <text:p text:style-name="P39"/>
      <text:h text:style-name="P17" text:outline-level="5">Limitações e validações:</text:h>
      <text:p text:style-name="P46">O programa <text:span text:style-name="T84">faz </text:span>“exit” se:</text:p>
      <text:p text:style-name="P42">- for chamado sem argumentos.</text:p>
      <text:p text:style-name="P42">- após ter sido feito o shift relativo às flags, <text:span text:style-name="T97">o nº de argumentos restantes for 0</text:span></text:p>
      <text:p text:style-name="P42">- <text:span text:style-name="T86">for usada a flag -h </text:span><text:span text:style-name="T87">ou uma flag inválida</text:span><text:span text:style-name="T86"> (chama a função UsageSpaceRate e faz “exit”)</text:span></text:p>
      <text:p text:style-name="P42">- <text:span text:style-name="T89">pelo menos um dos argumentos passados não for um ficheiro ou não for “readable”</text:span></text:p>
      <text:p text:style-name="P28"/>
      <text:p text:style-name="P28"/>
      <text:p text:style-name="P28"/>
      <text:h text:style-name="P10" text:outline-level="2"><text:span text:style-name="T24">Spacerate:</text:span></text:h>
      <text:p text:style-name="P21"><text:span text:style-name="T4"/></text:p>
      <text:h text:style-name="Heading_20_3" text:outline-level="3"><text:span text:style-name="T4">I</text:span><text:span text:style-name="T2">ntrodução </text:span><text:span text:style-name="T25">(a nossa interpretaç</text:span><text:span text:style-name="T9">ão do enunciado)</text:span><text:span text:style-name="T2">:</text:span></text:h>
      <text:p text:style-name="P43">O script spacerate deve receber 2 ficheiros correspondentes ao output do script spacecheck para o(s) mesmo(s) diretório(s), em alturas diferentes e compara os valores de “SIZE” entre os mesmo diretórios e subdiretórios, tendo um output semelhante ao do spacecheck, no entanto <text:span text:style-name="T82">mostrando a diferença de espaço em disco entre os diretórios do primeiro ficheiro e os diretórios do segundo ficheiro.</text:span></text:p>
      <text:p text:style-name="P44">Durante o desenvolvimento deste script, assumimos certas condições como verdadeiras:</text:p>
      <text:p text:style-name="Standard"><text:tab/>- <text:span text:style-name="T82">Sendo passados 2 ficheiros como argumentos para comparação, o primeiro é mais recente <text:tab/> <text:s text:c="2"/>que o segundo.</text:span></text:p>
      <text:p text:style-name="Standard"><text:tab/>- <text:span text:style-name="T82">Os dois ficheiros são referentes ao(s) mesmo(s) diretório(s), </text:span><text:span text:style-name="T83">pois não faria sentido o <text:tab/> <text:s/><text:tab/> <text:s text:c="2"/>utilizador tentar comparar as mundanças de espaço em disco entre diretórios diferentes.</text:span></text:p>
      <text:p text:style-name="P21"><text:span text:style-name="T4"/></text:p>
      <text:h text:style-name="Heading_20_5" text:outline-level="5"><text:span text:style-name="T5">Mé</text:span><text:span text:style-name="T2">todo:</text:span></text:h>
      <text:p text:style-name="P41"><text:span text:style-name="T5">P</text:span><text:span text:style-name="T2">ara o script spacerate utilizámos o mesmo método de processamento das flags que usámos no spacecheck e também definimos uma função de help (“UsageSpaceRate”), </text:span><text:span text:style-name="T26">para “guiar” o utilizador.</text:span></text:p>
      <text:p text:style-name="P47"><text:soft-page-break/><text:span text:style-name="T26">F</text:span><text:span text:style-name="T2">oi criada a função “AnalyzeFiles”, a nossa função principal, os 2 ficheiros como argumentos, guarda a informação neles contida em 2 variáveis separadas e depois estabelece comparações entre elas. </text:span></text:p>
      <text:p text:style-name="P47"><text:span text:style-name="T26">F</text:span><text:span text:style-name="T2">oi criada também uma função main que faz a gestão das flags, inicialização de variáveis default para as flags sort e limit, testa os argumentos com validações, faz print do cabeçalho e finalmente chama a função “AnalyzeFiles”, com os ficheiros como argumentos.</text:span></text:p>
      <text:p text:style-name="P47"/>
      <text:h text:style-name="Heading_20_5" text:outline-level="5">AnalyzeFiles:</text:h>
      <text:p text:style-name="Standard">Esta função, que recebe os 2 ficheiros a comparar (vamos chamar-lhes “file_A” e “file_B”) como argumentos <text:span text:style-name="T89">segue esta sequência de ações:</text:span></text:p>
      <text:p text:style-name="Standard">- <text:span text:style-name="T90">Verifica se os argumentos são ficheiros “readable”.</text:span></text:p>
      <text:p text:style-name="Standard">- <text:span text:style-name="T90">Lê a informação de cada ficheiro, linha a linha (ignorando o cabeçalho, através da utilização da variável “count”) e guarda essa informação n</text:span><text:span text:style-name="T91">os arrays </text:span><text:span text:style-name="T90">“infoA” e “infoB” para “file_A” e “file_B”, respetivamente.</text:span></text:p>
      <text:p text:style-name="Standard">- <text:span text:style-name="T91">Compara </text:span><text:span text:style-name="T92">cada elemento de infoA com cada elemento de infoB, até haver “match”, ou seja, até o nome de um diretório de infoA coincidir com o nome de um diretório de infoB.</text:span></text:p>
      <text:p text:style-name="Standard">- <text:span text:style-name="T92">Neste caso, é calculada a diferença entre os tamanhos associados ao diretório em infoA e em infoB (se o tamanho de ambos for “NA”, a diferença é “NA”)</text:span></text:p>
      <text:p text:style-name="Standard">- <text:span text:style-name="T92">De seguida, o programa faz print da diferença e do nome do diretório e retira o elemnto em questão de ambos os arrays (util para a identificação dos NEW e REMOVED)</text:span></text:p>
      <text:p text:style-name="P48">- <text:span text:style-name="T92">Após os loops terem terminado, são iniciados outros dois loops separados, um para cada array de informação (“infoA” e “infoB”, que neste momento apenas contêm informação sobre diretórios que não aparecem no outro array)</text:span></text:p>
      <text:p text:style-name="P48"><text:span text:style-name="T92">- Os elementos de “infoA” vão aparecer sob a forma “DIFF NAME NEW”, (pois assumimos no desenvolvimento do script que o 1º ficheiro a ser passado como arguemnto é o mais recente), onde DIFF corresponde ao SIZE do diretório, pois antes era inexistente (</text:span><text:span text:style-name="T94">SIZE</text:span><text:span text:style-name="T92">=0) , logo DIFF = SIZE – 0 = SIZE.</text:span></text:p>
      <text:p text:style-name="P49">- <text:span text:style-name="T93">Pelas mesmas razões, os</text:span><text:span text:style-name="T92"> elementos de “info</text:span><text:span text:style-name="T93">B</text:span><text:span text:style-name="T92">” vão aparecer sob a forma “DIFF NAME </text:span><text:span text:style-name="T93">REMOVED</text:span><text:span text:style-name="T92">”, onde DIFF corresponde ao </text:span><text:span text:style-name="T93">0 - SIZE</text:span><text:span text:style-name="T92"> do diretório, pois antes </text:span><text:span text:style-name="T93">o diretório ocupava espaço (SIZE=0)</text:span><text:span text:style-name="T92"> , </text:span><text:span text:style-name="T93">e depois esse espaço foi libertado</text:span><text:span text:style-name="T92">.</text:span></text:p>
      <text:p text:style-name="P49"/>
      <text:h text:style-name="Heading_20_5" text:outline-level="5">Limitações e validações:</text:h>
      <text:p text:style-name="P45">O programa <text:span text:style-name="T84">faz </text:span>“exit” se:</text:p>
      <text:p text:style-name="P41">- for chamado sem argumentos.</text:p>
      <text:p text:style-name="P41">- após ter sido feito o shift relativo às flags, o nº de argumentos restantes for diferente de 2 <text:span text:style-name="T85">(as comparações só podem ser estabelecidas entre 2 ficheiros</text:span></text:p>
      <text:p text:style-name="P41">- <text:span text:style-name="T86">for usada a flag -h </text:span><text:span text:style-name="T87">ou uma flag inválida</text:span><text:span text:style-name="T86"> (chama a função UsageSpaceRate e faz “exit”)</text:span></text:p>
      <text:p text:style-name="P41">- <text:span text:style-name="T89">pelo menos um dos argumentos passados não for um ficheiro ou não for “readable”</text:span></text:p>
      <text:p text:style-name="P41"><text:span text:style-name="T28"/></text:p>
      <text:h text:style-name="Heading_20_3" text:outline-level="3">Considerações <text:span text:style-name="T102">Finais</text:span>:</text:h>
      <text:p text:style-name="P52">Aquando a realização deste trabalho, embora inicialmente tenhamos enfrentado dificuldades devido à complexidade do trabalho em comparação com a simplicidade dos guiões desenvolvidos em aula, <text:span text:style-name="T99">após muita pesquisa, vários “man [command]” no terminal </text:span><text:span text:style-name="T100">e com a utilização dos comandos recomendados pelo professor, conseguimos chegar ao resultado esperado. Ambos aprendemos muito com este trabalho, estamos mais confortáveis com a utilização de bash como linguagem e treinámos a nossa capacidade de racio</text:span><text:span text:style-name="T101">cinio.</text:span></text:p>
      <text:p text:style-name="P52"/>
      <text:p text:style-name="P59"><text:span text:style-name="T2"/></text:p>
      <text:p text:style-name="P28"/>
      <text:h text:style-name="Heading_20_3" text:outline-level="3"><text:soft-page-break/>Bibliografia/<text:span text:style-name="T109">Recursos</text:span>:</text:h>
      <text:p text:style-name="P56"><text:span text:style-name="T111">Pesquisa:</text:span></text:p>
      <text:p text:style-name="P54"><text:span text:style-name="T110"><text:tab/></text:span><text:a xlink:type="simple" xlink:href="https://www.youtube.com/watch?v=5O4SLIDSMqg" text:style-name="Internet_20_link" text:visited-style-name="Visited_20_Internet_20_Link"><text:span text:style-name="T110">Video sobre getopts</text:span></text:a></text:p>
      <text:p text:style-name="P54"><text:span text:style-name="T110"><text:tab/></text:span><text:a xlink:type="simple" xlink:href="https://www.youtube.com/watch?v=06qbZNaJS1s" text:style-name="Internet_20_link" text:visited-style-name="Visited_20_Internet_20_Link"><text:span text:style-name="T110">Flags Training 1</text:span></text:a></text:p>
      <text:p text:style-name="P54"><text:span text:style-name="T110"><text:tab/></text:span><text:a xlink:type="simple" xlink:href="https://www.youtube.com/watch?v=2513nc4PLw0" text:style-name="Internet_20_link" text:visited-style-name="Visited_20_Internet_20_Link"><text:span text:style-name="T110">Flags Training 2</text:span></text:a></text:p>
      <text:p text:style-name="P54"><text:span text:style-name="T110"><text:tab/></text:span><text:a xlink:type="simple" xlink:href="https://www.youtube.com/watch?v=guY129rBUfU" text:style-name="Internet_20_link" text:visited-style-name="Visited_20_Internet_20_Link"><text:span text:style-name="T110">Flags Training 3</text:span></text:a></text:p>
      <text:p text:style-name="P55"><text:tab/>Utilizámos muito também documentação própria do bash (man …)</text:p>
      <text:p text:style-name="P55"/>
      <text:p text:style-name="P55">Dúvidas/Problemas mais específicos:</text:p>
      <text:p text:style-name="P56"><text:span text:style-name="T112"><text:tab/></text:span><text:a xlink:type="simple" xlink:href="https://stackoverflow.com/" text:style-name="Internet_20_link" text:visited-style-name="Visited_20_Internet_20_Link"><text:span text:style-name="T112">https://stackoverflow.com/</text:span></text:a></text:p>
      <text:p text:style-name="P56"><text:tab/><text:a xlink:type="simple" xlink:href="https://www.geeksforgeeks.org/" text:style-name="Internet_20_link" text:visited-style-name="Visited_20_Internet_20_Link"><text:span text:style-name="T112">https://www.geeksforgeeks.org/</text:span></text:a></text:p>
      <text:p text:style-name="P56"><text:tab/><text:a xlink:type="simple" xlink:href="https://www.w3schools.com/" text:style-name="Internet_20_link" text:visited-style-name="Visited_20_Internet_20_Link"><text:span text:style-name="T113">https://www.w3schools.com/</text:span></text:a></text:p>
      <text:p text:style-name="P56"/>
      <text:p text:style-name="P53">Envio em anexo 3 documentos que utilizámos <text:span text:style-name="T111">para consulta, tanto para aprendizagem como para tirar dúvidas</text:span></text:p>
      <text:p text:style-name="Text_20_body"/>
      <text:p text:style-name="P61"><text:span text:style-name="T48">1</text:span> <text:span text:style-name="T103">N</text:span><text:span text:style-name="T27">ível 1 para filhos diretos do diretório, nível 2 para netos, etc…</text:span></text:p>
      <text:p text:style-name="P60"><text:span text:style-name="T48">2</text:span><text:span text:style-name="T103"> ‘ [variável] = “” ’ , </text:span><text:span text:style-name="T104">para as flags “-n”, “-s” e “-l” ; <text:line-break/> <text:s text:c="3"/></text:span><text:span text:style-name="T105">Para “-d” , a variável </text:span><text:span text:style-name="T106">default </text:span><text:span text:style-name="T105">“date” correspond</text:span><text:span text:style-name="T107">e</text:span><text:span text:style-name="T105"> à diferença em segundos entre a data atual e a <text:s text:c="3"/>data UNIX Epoc ;<text:line-break/> <text:s text:c="3"/>Para “-</text:span><text:span text:style-name="T108">r” e “-a” <text:s/></text:span><text:span text:style-name="T107">a variável </text:span><text:span text:style-name="T106">default </text:span><text:span text:style-name="T107">“sort” co</text:span><text:span text:style-name="T106">rresponde a “sort -rn”</text:span></text:p>
      <text:h text:style-name="Heading_20_3" text:outline-level="3"/>
      <text:p text:style-name="P28"/>
      <text:p text:style-name="P28"/>
      <text:p text:style-name="P28"/>
      <text:p text:style-name="P30"><text:span text:style-name="T5"/></text:p>
      <text:p text:style-name="P20"><text:span text:style-name="T5"/></text:p>
      <text:p text:style-name="P20"><text:line-break/></text:p>
      <text:p text:style-name="P5"/>
      <text:p text:style-name="P5"/>
      <text:p text:style-name="P57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0:41:33.166804782</meta:creation-date>
    <dc:date>2023-11-12T22:16:24.206189516</dc:date>
    <meta:editing-duration>PT7H9M</meta:editing-duration>
    <meta:editing-cycles>119</meta:editing-cycles>
    <meta:generator>LibreOffice/7.3.7.2$Linux_X86_64 LibreOffice_project/30$Build-2</meta:generator>
    <meta:document-statistic meta:table-count="0" meta:image-count="0" meta:object-count="0" meta:page-count="5" meta:paragraph-count="110" meta:word-count="1865" meta:character-count="11507" meta:non-whitespace-character-count="9701"/>
  </office:meta>
</office:document-meta>
</file>